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dash" draw:stroke-dash="Dashed_20__28_var_29__20_629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dash" draw:stroke-dash="Dashed_20__28_var_29__20_6297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134cm" fo:min-width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29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629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630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630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false" fo:min-height="0.169cm" fo:min-width="0.15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7.421cm" svg:height="4.627cm" svg:x="7.438cm" svg:y="13.015cm">
            <text:p/>
          </draw:rect>
          <draw:line draw:style-name="gr2" draw:text-style-name="P2" draw:layer="layout" svg:x1="11.149cm" svg:y1="13.015cm" svg:x2="11.149cm" svg:y2="17.642cm">
            <text:p/>
          </draw:line>
          <draw:line draw:style-name="gr3" draw:text-style-name="P2" draw:layer="layout" svg:x1="7.438cm" svg:y1="15.324cm" svg:x2="14.859cm" svg:y2="15.324cm">
            <text:p/>
          </draw:line>
          <draw:ellipse draw:style-name="gr4" draw:text-style-name="P4" draw:layer="layout" svg:width="0.511cm" svg:height="0.509cm" svg:x="9.039cm" svg:y="13.916cm">
            <text:p text:style-name="P3"><text:span text:style-name="T1">1</text:span></text:p>
          </draw:ellipse>
          <draw:ellipse draw:style-name="gr4" draw:text-style-name="P4" draw:layer="layout" svg:width="0.512cm" svg:height="0.509cm" svg:x="12.747cm" svg:y="13.916cm">
            <text:p text:style-name="P3"><text:span text:style-name="T1">2</text:span></text:p>
          </draw:ellipse>
          <draw:ellipse draw:style-name="gr4" draw:text-style-name="P4" draw:layer="layout" svg:width="0.511cm" svg:height="0.509cm" svg:x="9.039cm" svg:y="16.231cm">
            <text:p text:style-name="P3"><text:span text:style-name="T1">3</text:span></text:p>
          </draw:ellipse>
          <draw:ellipse draw:style-name="gr4" draw:text-style-name="P4" draw:layer="layout" svg:width="0.512cm" svg:height="0.509cm" svg:x="12.747cm" svg:y="16.231cm">
            <text:p text:style-name="P3"><text:span text:style-name="T1">4</text:span></text:p>
          </draw:ellipse>
          <draw:frame draw:style-name="gr5" draw:text-style-name="P6" draw:layer="layout" svg:width="0.718cm" svg:height="0.624cm" svg:x="7.007cm" svg:y="12.532cm">
            <draw:text-box>
              <text:p text:style-name="P5"><text:span text:style-name="T1">A</text:span></text:p>
            </draw:text-box>
          </draw:frame>
          <draw:frame draw:style-name="gr5" draw:text-style-name="P6" draw:layer="layout" svg:width="0.718cm" svg:height="0.624cm" svg:x="10.949cm" svg:y="12.532cm">
            <draw:text-box>
              <text:p text:style-name="P5"><text:span text:style-name="T1">B</text:span></text:p>
            </draw:text-box>
          </draw:frame>
          <draw:frame draw:style-name="gr5" draw:text-style-name="P6" draw:layer="layout" svg:width="0.748cm" svg:height="0.624cm" svg:x="6.908cm" svg:y="15.21cm">
            <draw:text-box>
              <text:p text:style-name="P5"><text:span text:style-name="T1">D</text:span></text:p>
            </draw:text-box>
          </draw:frame>
          <draw:frame draw:style-name="gr5" draw:text-style-name="P6" draw:layer="layout" svg:width="0.722cm" svg:height="0.624cm" svg:x="11.036cm" svg:y="15.237cm">
            <draw:text-box>
              <text:p text:style-name="P5"><text:span text:style-name="T1">C</text:span></text:p>
            </draw:text-box>
          </draw:frame>
          <draw:g>
            <draw:line draw:style-name="gr6" draw:text-style-name="P2" draw:layer="layout" svg:x1="11.056cm" svg:y1="14.218cm" svg:x2="11.241cm" svg:y2="14.401cm">
              <text:p/>
            </draw:line>
            <draw:line draw:style-name="gr7" draw:text-style-name="P2" draw:layer="layout" svg:x1="11.056cm" svg:y1="14.401cm" svg:x2="11.241cm" svg:y2="14.218cm">
              <text:p/>
            </draw:line>
          </draw:g>
          <draw:g>
            <draw:line draw:style-name="gr8" draw:text-style-name="P2" draw:layer="layout" svg:x1="9.664cm" svg:y1="15.236cm" svg:x2="9.851cm" svg:y2="15.421cm">
              <text:p/>
            </draw:line>
            <draw:line draw:style-name="gr9" draw:text-style-name="P2" draw:layer="layout" svg:x1="9.664cm" svg:y1="15.421cm" svg:x2="9.851cm" svg:y2="15.236cm">
              <text:p/>
            </draw:line>
          </draw:g>
          <draw:frame draw:style-name="gr10" draw:text-style-name="P7" draw:layer="layout" svg:width="0.227cm" svg:height="0.662cm" svg:x="11.34cm" svg:y="14.107cm">
            <draw:text-box>
              <text:p text:style-name="P5"><text:span text:style-name="T2">I</text:span></text:p>
            </draw:text-box>
          </draw:frame>
          <draw:frame draw:style-name="gr5" draw:text-style-name="P6" draw:layer="layout" svg:width="0.752cm" svg:height="0.624cm" svg:x="9.529cm" svg:y="15.272cm">
            <draw:text-box>
              <text:p text:style-name="P5"><text:span text:style-name="T1">O</text:span></text:p>
            </draw:text-box>
          </draw:frame>
          <draw:path draw:style-name="gr11" draw:text-style-name="P8" draw:layer="layout" svg:width="0.302cm" svg:height="0.148cm" draw:transform="rotate (1.5707963267949) translate (7.36200000000657cm 14.2535694444477cm)" svg:viewBox="0 0 303 149" svg:d="M0 145c0-23 4-44 4-66s21-47 38-61 39-18 62-13 28 34 39 55 26 46 44 63c12 16 39 29 60 25s42-32 44-51 14-42 12-65v-21-11">
            <text:p/>
          </draw:path>
          <draw:path draw:style-name="gr11" draw:text-style-name="P8" draw:layer="layout" svg:width="0.302cm" svg:height="0.146cm" svg:x="8.445cm" svg:y="15.255cm" svg:viewBox="0 0 303 147" svg:d="M0 141c0-23 4-40 4-63s21-48 38-60 39-18 62-14 28 35 37 56 27 44 46 63c11 15 39 29 62 23s42-33 44-51 12-44 10-65v-19-11">
            <text:p/>
          </draw:path>
          <draw:line draw:style-name="gr12" draw:text-style-name="P9" draw:layer="layout" svg:x1="11.056cm" svg:y1="13.569cm" svg:x2="11.241cm" svg:y2="13.754cm">
            <text:p/>
          </draw:line>
          <draw:line draw:style-name="gr12" draw:text-style-name="P9" draw:layer="layout" svg:x1="11.056cm" svg:y1="14.862cm" svg:x2="11.241cm" svg:y2="15.049cm">
            <text:p/>
          </draw:line>
          <draw:line draw:style-name="gr12" draw:text-style-name="P9" draw:layer="layout" svg:x1="9.757cm" svg:y1="13.015cm" svg:x2="11.149cm" svg:y2="15.327cm">
            <text:p/>
          </draw:line>
          <draw:ellipse draw:style-name="gr12" draw:text-style-name="P9" draw:layer="layout" svg:width="4.647cm" svg:height="4.61cm" svg:x="7.447cm" svg:y="13.015cm" draw:kind="arc" draw:start-angle="90.29" draw:end-angle="180.09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296" draw:display-name="Dashed (var) 6296" draw:style="rect" draw:dots1="9" draw:dots1-length="0.057cm" draw:dots2="9" draw:dots2-length="0.057cm" draw:distance="0.057cm"/>
    <draw:stroke-dash draw:name="Dashed_20__28_var_29__20_6297" draw:display-name="Dashed (var) 6297" draw:style="rect" draw:dots1="9" draw:dots1-length="0.057cm" draw:dots2="9" draw:dots2-length="0.057cm" draw:distance="0.057cm"/>
    <draw:stroke-dash draw:name="Dashed_20__28_var_29__20_6298" draw:display-name="Dashed (var) 6298" draw:style="rect" draw:dots1="1" draw:dots1-length="0.011cm" draw:dots2="1" draw:dots2-length="0.011cm" draw:distance="0.011cm"/>
    <draw:stroke-dash draw:name="Dashed_20__28_var_29__20_6299" draw:display-name="Dashed (var) 6299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11cm" draw:dots2="1" draw:dots2-length="0.011cm" draw:distance="0.011cm"/>
    <draw:stroke-dash draw:name="Dashed_20__28_var_29__20_6301" draw:display-name="Dashed (var) 630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34:12.426405926</meta:creation-date>
    <dc:date>2018-04-17T15:35:15.883759860</dc:date>
    <meta:editing-duration>PT1M3S</meta:editing-duration>
    <meta:editing-cycles>1</meta:editing-cycles>
    <meta:document-statistic meta:object-count="26"/>
    <meta:generator>LibreOffice/6.0.0.3$MacOSX_X86_64 LibreOffice_project/64a0f66915f38c6217de274f0aa8e15618924765</meta:generator>
  </office:meta>
</office:document-meta>
</file>